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10000023E96E4782D.png" manifest:media-type="image/png"/>
  <manifest:file-entry manifest:full-path="Pictures/10000001000003410000023ED7D7F253.png" manifest:media-type="image/png"/>
  <manifest:file-entry manifest:full-path="Pictures/10000001000003410000023E8AD4A96B.png" manifest:media-type="image/png"/>
  <manifest:file-entry manifest:full-path="Pictures/10000001000003410000023E2DD4C09E.png" manifest:media-type="image/png"/>
  <manifest:file-entry manifest:full-path="Pictures/10000001000003410000023EF0B973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0ff" officeooo:paragraph-rsid="0012b0ff"/>
    </style:style>
    <style:style style:name="P2" style:family="paragraph" style:parent-style-name="Standard">
      <style:paragraph-properties fo:break-before="page"/>
      <style:text-properties officeooo:rsid="0012b0ff" officeooo:paragraph-rsid="0012b0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in" svg:y="5.4898in" svg:width="6.6929in" svg:height="4.6118in" draw:z-index="0"><draw:image xlink:href="Pictures/10000001000003410000023EF0B9732C.png" xlink:type="simple" xlink:show="embed" xlink:actuate="onLoad" draw:mime-type="image/png"/></draw:frame><draw:frame draw:style-name="fr1" draw:name="Image2" text:anchor-type="char" svg:width="6.6929in" svg:height="4.6118in" draw:z-index="1"><draw:image xlink:href="Pictures/10000001000003410000023E2DD4C09E.png" xlink:type="simple" xlink:show="embed" xlink:actuate="onLoad" draw:mime-type="image/png"/></draw:frame>Pwd , ls , mkdir, touch, nano</text:p>
      <text:p text:style-name="P2"><draw:frame draw:style-name="fr2" draw:name="Image3" text:anchor-type="char" svg:x="-0.0209in" svg:y="5.2083in" svg:width="6.6929in" svg:height="4.6118in" draw:z-index="2"><draw:image xlink:href="Pictures/10000001000003410000023E8AD4A96B.png" xlink:type="simple" xlink:show="embed" xlink:actuate="onLoad" draw:mime-type="image/png"/></draw:frame><draw:frame draw:style-name="fr1" draw:name="Image4" text:anchor-type="char" svg:width="6.6929in" svg:height="4.6118in" draw:z-index="3"><draw:image xlink:href="Pictures/10000001000003410000023ED7D7F253.png" xlink:type="simple" xlink:show="embed" xlink:actuate="onLoad" draw:mime-type="image/png"/></draw:frame>cat, rm , man , rm -r, ls -l</text:p>
      <text:p text:style-name="P1">man rm </text:p>
      <text:p text:style-name="P2"><draw:frame draw:style-name="fr1" draw:name="Image5" text:anchor-type="char" svg:width="6.6929in" svg:height="4.6118in" draw:z-index="4"><draw:image xlink:href="Pictures/10000001000003410000023E96E478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21:56:28.821844028</meta:creation-date>
    <dc:date>2024-08-10T22:11:50.843550707</dc:date>
    <meta:editing-duration>PT15M22S</meta:editing-duration>
    <meta:editing-cycles>1</meta:editing-cycles>
    <meta:document-statistic meta:table-count="0" meta:image-count="5" meta:object-count="0" meta:page-count="3" meta:paragraph-count="3" meta:word-count="18" meta:character-count="64" meta:non-whitespace-character-count="48"/>
    <meta:generator>LibreOffice/24.2.4.2$Linux_X86_64 LibreOffice_project/420$Build-2</meta:generator>
  </office:meta>
</office:document-meta>
</file>